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Liberation Mono', Courier, monospace"/>
    <style:font-face style:name="Droid Sans Mono" svg:font-family="'Droid Sans Mono', Consolas, Menlo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463" officeooo:paragraph-rsid="001fe463"/>
    </style:style>
    <style:style style:name="P2" style:family="paragraph" style:parent-style-name="Standard">
      <style:text-properties officeooo:rsid="00206247" officeooo:paragraph-rsid="00225b9f"/>
    </style:style>
    <style:style style:name="P3" style:family="paragraph" style:parent-style-name="Standard">
      <style:text-properties officeooo:rsid="00206247" officeooo:paragraph-rsid="00206247"/>
    </style:style>
    <style:style style:name="P4" style:family="paragraph" style:parent-style-name="Standard">
      <style:text-properties officeooo:rsid="00206247" officeooo:paragraph-rsid="0027ddd8"/>
    </style:style>
    <style:style style:name="P5" style:family="paragraph" style:parent-style-name="Standard">
      <style:text-properties officeooo:rsid="0024df74" officeooo:paragraph-rsid="0024df74"/>
    </style:style>
    <style:style style:name="P6" style:family="paragraph" style:parent-style-name="Standard">
      <style:text-properties officeooo:rsid="001e966c" officeooo:paragraph-rsid="001e966c"/>
    </style:style>
    <style:style style:name="P7" style:family="paragraph" style:parent-style-name="Standard">
      <style:text-properties officeooo:paragraph-rsid="002dd8fd"/>
    </style:style>
    <style:style style:name="P8" style:family="paragraph" style:parent-style-name="Standard">
      <style:text-properties officeooo:paragraph-rsid="002f4ed2"/>
    </style:style>
    <style:style style:name="P9" style:family="paragraph" style:parent-style-name="Standard">
      <style:text-properties officeooo:rsid="002dd8fd" officeooo:paragraph-rsid="002dd8fd"/>
    </style:style>
    <style:style style:name="P10" style:family="paragraph" style:parent-style-name="Standard">
      <style:text-properties officeooo:paragraph-rsid="002f93df"/>
    </style:style>
    <style:style style:name="P11" style:family="paragraph" style:parent-style-name="Standard">
      <style:text-properties officeooo:rsid="0033168c" officeooo:paragraph-rsid="0033168c"/>
    </style:style>
    <style:style style:name="P12" style:family="paragraph" style:parent-style-name="Standard">
      <style:text-properties officeooo:rsid="00341214" officeooo:paragraph-rsid="00341214"/>
    </style:style>
    <style:style style:name="P13" style:family="paragraph" style:parent-style-name="Standard">
      <style:text-properties officeooo:rsid="0038563b" officeooo:paragraph-rsid="0038563b"/>
    </style:style>
    <style:style style:name="P14" style:family="paragraph" style:parent-style-name="Standard">
      <style:text-properties style:font-name="Liberation Serif" fo:font-size="12pt" officeooo:rsid="0038563b" officeooo:paragraph-rsid="0038563b" style:font-size-asian="10.5pt" style:font-size-complex="12pt"/>
    </style:style>
    <style:style style:name="P15" style:family="paragraph" style:parent-style-name="Standard">
      <style:text-properties style:font-name="Liberation Serif" fo:font-size="12pt" officeooo:rsid="0038d7d2" officeooo:paragraph-rsid="0038d7d2" style:font-size-asian="10.5pt" style:font-size-complex="12pt"/>
    </style:style>
    <style:style style:name="P16" style:family="paragraph" style:parent-style-name="Standard" style:master-page-name="Index">
      <style:paragraph-properties style:page-number="auto"/>
      <style:text-properties officeooo:rsid="001b592d" officeooo:paragraph-rsid="001b592d"/>
    </style:style>
    <style:style style:name="P17" style:family="paragraph" style:parent-style-name="Text_20_body">
      <style:text-properties officeooo:paragraph-rsid="001b592d"/>
    </style:style>
    <style:style style:name="P18" style:family="paragraph" style:parent-style-name="Text_20_body">
      <style:text-properties officeooo:rsid="001e966c" officeooo:paragraph-rsid="001e966c"/>
    </style:style>
    <style:style style:name="P19" style:family="paragraph" style:parent-style-name="Text_20_body">
      <style:text-properties officeooo:rsid="001fe463" officeooo:paragraph-rsid="001fe463"/>
    </style:style>
    <style:style style:name="P20" style:family="paragraph" style:parent-style-name="Text_20_body">
      <style:text-properties officeooo:rsid="00206247" officeooo:paragraph-rsid="00206247"/>
    </style:style>
    <style:style style:name="P21" style:family="paragraph" style:parent-style-name="Text_20_body">
      <style:text-properties officeooo:rsid="00206247" officeooo:paragraph-rsid="00225b9f"/>
    </style:style>
    <style:style style:name="P22" style:family="paragraph" style:parent-style-name="Text_20_body">
      <style:text-properties officeooo:rsid="00206247" officeooo:paragraph-rsid="0023a5c8"/>
    </style:style>
    <style:style style:name="P23" style:family="paragraph" style:parent-style-name="Text_20_body">
      <style:text-properties officeooo:rsid="00206247" officeooo:paragraph-rsid="0027ddd8"/>
    </style:style>
    <style:style style:name="P24" style:family="paragraph" style:parent-style-name="Text_20_body">
      <style:text-properties officeooo:rsid="00206247" officeooo:paragraph-rsid="002d4811"/>
    </style:style>
    <style:style style:name="P25" style:family="paragraph" style:parent-style-name="Text_20_body">
      <style:text-properties officeooo:rsid="002b36ce" officeooo:paragraph-rsid="002b36ce"/>
    </style:style>
    <style:style style:name="P26" style:family="paragraph" style:parent-style-name="Text_20_body">
      <style:text-properties officeooo:rsid="002bcf90" officeooo:paragraph-rsid="002bcf90"/>
    </style:style>
    <style:style style:name="P27" style:family="paragraph" style:parent-style-name="Text_20_body">
      <style:text-properties officeooo:rsid="002bcf90" officeooo:paragraph-rsid="002cd4c1"/>
    </style:style>
    <style:style style:name="P28" style:family="paragraph" style:parent-style-name="Text_20_body">
      <style:text-properties officeooo:paragraph-rsid="002bcf90"/>
    </style:style>
    <style:style style:name="P29" style:family="paragraph" style:parent-style-name="Text_20_body">
      <style:text-properties officeooo:paragraph-rsid="002cd4c1"/>
    </style:style>
    <style:style style:name="P30" style:family="paragraph" style:parent-style-name="Text_20_body">
      <style:text-properties officeooo:paragraph-rsid="002d4811"/>
    </style:style>
    <style:style style:name="P31" style:family="paragraph" style:parent-style-name="Text_20_body">
      <style:text-properties officeooo:rsid="002d4811" officeooo:paragraph-rsid="002d4811"/>
    </style:style>
    <style:style style:name="P32" style:family="paragraph" style:parent-style-name="Text_20_body">
      <style:text-properties officeooo:paragraph-rsid="002dd8fd"/>
    </style:style>
    <style:style style:name="P33" style:family="paragraph" style:parent-style-name="Text_20_body">
      <style:text-properties officeooo:rsid="002dd8fd" officeooo:paragraph-rsid="002dd8fd"/>
    </style:style>
    <style:style style:name="P34" style:family="paragraph" style:parent-style-name="Text_20_body">
      <style:text-properties officeooo:rsid="0030d0ab" officeooo:paragraph-rsid="0030d0ab"/>
    </style:style>
    <style:style style:name="P35" style:family="paragraph" style:parent-style-name="Text_20_body">
      <style:text-properties officeooo:rsid="0033168c" officeooo:paragraph-rsid="0033168c"/>
    </style:style>
    <style:style style:name="P36" style:family="paragraph" style:parent-style-name="Text_20_body">
      <style:text-properties officeooo:paragraph-rsid="0033168c"/>
    </style:style>
    <style:style style:name="P37" style:family="paragraph" style:parent-style-name="Text_20_body">
      <style:text-properties officeooo:rsid="00341214" officeooo:paragraph-rsid="00341214"/>
    </style:style>
    <style:style style:name="P38" style:family="paragraph" style:parent-style-name="Text_20_body">
      <style:text-properties officeooo:rsid="0038563b" officeooo:paragraph-rsid="0038563b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Footer">
      <style:text-properties officeooo:rsid="001bca9d" officeooo:paragraph-rsid="001bca9d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Heading_20_1" style:master-page-name="First_20_Page">
      <style:paragraph-properties style:page-number="auto"/>
    </style:style>
    <style:style style:name="P44" style:family="paragraph" style:parent-style-name="Heading_20_2">
      <style:text-properties officeooo:rsid="001b592d" officeooo:paragraph-rsid="001b592d"/>
    </style:style>
    <style:style style:name="P45" style:family="paragraph" style:parent-style-name="Heading_20_2">
      <style:text-properties officeooo:rsid="0033168c" officeooo:paragraph-rsid="0033168c"/>
    </style:style>
    <style:style style:name="P46" style:family="paragraph" style:parent-style-name="Heading_20_2">
      <style:text-properties officeooo:paragraph-rsid="0038563b"/>
    </style:style>
    <style:style style:name="P47" style:family="paragraph" style:parent-style-name="Heading_20_2" style:master-page-name="Standard">
      <style:paragraph-properties style:page-number="auto"/>
      <style:text-properties officeooo:rsid="002bcf90" officeooo:paragraph-rsid="002bcf90"/>
    </style:style>
    <style:style style:name="T1" style:family="text">
      <style:text-properties officeooo:rsid="001fe463"/>
    </style:style>
    <style:style style:name="T2" style:family="text">
      <style:text-properties officeooo:rsid="0023a5c8"/>
    </style:style>
    <style:style style:name="T3" style:family="text">
      <style:text-properties fo:font-weight="bold" officeooo:rsid="0023a5c8" style:font-weight-asian="bold" style:font-weight-complex="bold"/>
    </style:style>
    <style:style style:name="T4" style:family="text">
      <style:text-properties fo:color="#000080" style:font-name="DejaVu Sans Mono" fo:font-size="9pt" fo:font-style="normal" fo:font-weight="bold" fo:background-color="#f7faff" loext:char-shading-value="0" style:font-size-asian="9pt" style:font-style-asian="normal" style:font-weight-asian="bold"/>
    </style:style>
    <style:style style:name="T5" style:family="text">
      <style:text-properties fo:color="#000080" style:font-name="DejaVu Sans Mono" fo:font-size="9pt" fo:font-style="normal" fo:font-weight="bold" officeooo:rsid="002cd4c1" fo:background-color="#f7faff" loext:char-shading-value="0" style:font-size-asian="9pt" style:font-style-asian="normal" style:font-weight-asian="bold"/>
    </style:style>
    <style:style style:name="T6" style:family="text">
      <style:text-properties fo:color="#000080" style:font-name="DejaVu Sans Mono" fo:font-size="9pt" fo:font-style="normal" fo:font-weight="bold" officeooo:rsid="002dd8fd" fo:background-color="#f7faff" loext:char-shading-value="0" style:font-size-asian="9pt" style:font-style-asian="normal" style:font-weight-asian="bold"/>
    </style:style>
    <style:style style:name="T7" style:family="text">
      <style:text-properties fo:color="#000080" style:font-name="DejaVu Sans Mono" fo:font-size="9pt" fo:font-style="normal" fo:font-weight="bold" officeooo:rsid="002f93df" fo:background-color="#f7faff" loext:char-shading-value="0" style:font-size-asian="9pt" style:font-style-asian="normal" style:font-weight-asian="bold"/>
    </style:style>
    <style:style style:name="T8" style:family="text">
      <style:text-properties fo:color="#000080" style:font-name="DejaVu Sans Mono" fo:font-size="9pt" fo:font-style="normal" fo:font-weight="bold" fo:background-color="#efefef" loext:char-shading-value="0" style:font-size-asian="9pt" style:font-style-asian="normal" style:font-weight-asian="bold"/>
    </style:style>
    <style:style style:name="T9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10" style:family="text">
      <style:text-properties fo:color="#000000" style:font-name="DejaVu Sans Mono" fo:font-size="9pt" fo:font-style="normal" fo:font-weight="normal" fo:background-color="#f7faff" loext:char-shading-value="0" style:font-size-asian="9pt" style:font-style-asian="normal" style:font-weight-asian="normal"/>
    </style:style>
    <style:style style:name="T11" style:family="text">
      <style:text-properties fo:color="#000000" style:font-name="DejaVu Sans Mono" fo:font-size="9pt" fo:font-style="normal" fo:font-weight="normal" officeooo:rsid="002cd4c1" fo:background-color="#f7faff" loext:char-shading-value="0" style:font-size-asian="9pt" style:font-style-asian="normal" style:font-weight-asian="normal"/>
    </style:style>
    <style:style style:name="T12" style:family="text">
      <style:text-properties fo:color="#000000" style:font-name="DejaVu Sans Mono" fo:font-size="9pt" fo:font-style="normal" fo:font-weight="normal" officeooo:rsid="002dd8fd" fo:background-color="#f7faff" loext:char-shading-value="0" style:font-size-asian="9pt" style:font-style-asian="normal" style:font-weight-asian="normal"/>
    </style:style>
    <style:style style:name="T13" style:family="text">
      <style:text-properties fo:color="#000000" style:font-name="DejaVu Sans Mono" fo:font-size="9pt" fo:font-style="normal" fo:font-weight="normal" officeooo:rsid="002f93df" fo:background-color="#f7faff" loext:char-shading-value="0" style:font-size-asian="9pt" style:font-style-asian="normal" style:font-weight-asian="normal"/>
    </style:style>
    <style:style style:name="T14" style:family="text">
      <style:text-properties fo:color="#000000" style:font-name="DejaVu Sans Mono" fo:font-size="9pt" fo:font-style="normal" fo:font-weight="normal" officeooo:rsid="002cd4c1" fo:background-color="transparent" loext:char-shading-value="0" style:font-size-asian="9pt" style:font-style-asian="normal" style:font-weight-asian="normal"/>
    </style:style>
    <style:style style:name="T15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000000" style:font-name="DejaVu Sans Mono" fo:font-size="9pt" fo:font-style="normal" fo:font-weight="normal" fo:background-color="#efefef" loext:char-shading-value="0" style:font-size-asian="9pt" style:font-style-asian="normal" style:font-weight-asian="normal"/>
    </style:style>
    <style:style style:name="T17" style:family="text">
      <style:text-properties fo:color="#000000" style:font-name="DejaVu Sans Mono" fo:font-size="9pt" fo:font-style="italic" fo:font-weight="normal" fo:background-color="#f7faff" loext:char-shading-value="0" style:font-size-asian="9pt" style:font-style-asian="italic" style:font-weight-asian="normal"/>
    </style:style>
    <style:style style:name="T18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9" style:family="text">
      <style:text-properties fo:color="#000000" fo:font-size="9pt" fo:font-style="normal" fo:font-weight="normal" fo:background-color="#f7faff" loext:char-shading-value="0" style:font-size-asian="9pt" style:font-style-asian="normal" style:font-weight-asian="normal"/>
    </style:style>
    <style:style style:name="T20" style:family="text">
      <style:text-properties fo:color="#000000" style:font-name="Liberation Serif" fo:font-size="12pt" fo:font-style="normal" fo:font-weight="normal" officeooo:rsid="002cd4c1" fo:background-color="#f7faff" loext:char-shading-value="0" style:font-size-asian="12pt" style:font-style-asian="normal" style:font-weight-asian="normal" style:font-size-complex="12pt"/>
    </style:style>
    <style:style style:name="T21" style:family="text">
      <style:text-properties fo:color="#000000" style:font-name="Liberation Serif" fo:font-size="12pt" fo:font-style="normal" fo:font-weight="normal" fo:background-color="#f7faff" loext:char-shading-value="0" style:font-size-asian="12pt" style:font-style-asian="normal" style:font-weight-asian="normal" style:font-size-complex="12pt"/>
    </style:style>
    <style:style style:name="T22" style:family="text">
      <style:text-properties fo:color="#000000" fo:font-style="normal" fo:font-weight="normal" fo:background-color="#f7faff" loext:char-shading-value="0" style:font-style-asian="normal" style:font-weight-asian="normal"/>
    </style:style>
    <style:style style:name="T23" style:family="text">
      <style:text-properties fo:color="#660000" style:font-name="DejaVu Sans Mono" fo:font-size="9pt" fo:font-style="normal" fo:font-weight="normal" fo:background-color="#f7faff" loext:char-shading-value="0" style:font-size-asian="9pt" style:font-style-asian="normal" style:font-weight-asian="normal"/>
    </style:style>
    <style:style style:name="T24" style:family="text">
      <style:text-properties fo:color="#660000" style:font-name="DejaVu Sans Mono" fo:font-size="9pt" fo:font-style="normal" fo:font-weight="normal" officeooo:rsid="002cd4c1" fo:background-color="#f7faff" loext:char-shading-value="0" style:font-size-asian="9pt" style:font-style-asian="normal" style:font-weight-asian="normal"/>
    </style:style>
    <style:style style:name="T25" style:family="text">
      <style:text-properties fo:color="#660000" style:font-name="DejaVu Sans Mono" fo:font-size="9pt" fo:font-style="normal" fo:font-weight="normal" officeooo:rsid="002dd8fd" fo:background-color="#f7faff" loext:char-shading-value="0" style:font-size-asian="9pt" style:font-style-asian="normal" style:font-weight-asian="normal"/>
    </style:style>
    <style:style style:name="T26" style:family="text">
      <style:text-properties fo:color="#660000" style:font-name="DejaVu Sans Mono" fo:font-size="9pt" fo:font-style="normal" fo:font-weight="normal" officeooo:rsid="002f3708" fo:background-color="#f7faff" loext:char-shading-value="0" style:font-size-asian="9pt" style:font-style-asian="normal" style:font-weight-asian="normal"/>
    </style:style>
    <style:style style:name="T27" style:family="text">
      <style:text-properties fo:color="#008000" style:font-name="DejaVu Sans Mono" fo:font-size="9pt" fo:font-style="normal" fo:font-weight="bold" fo:background-color="#f7faff" loext:char-shading-value="0" style:font-size-asian="9pt" style:font-style-asian="normal" style:font-weight-asian="bold"/>
    </style:style>
    <style:style style:name="T28" style:family="text">
      <style:text-properties fo:color="#008000" style:font-name="DejaVu Sans Mono" fo:font-size="9pt" fo:font-style="normal" fo:font-weight="bold" fo:background-color="#efefef" loext:char-shading-value="0" style:font-size-asian="9pt" style:font-style-asian="normal" style:font-weight-asian="bold"/>
    </style:style>
    <style:style style:name="T29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30" style:family="text">
      <style:text-properties officeooo:rsid="0024df74"/>
    </style:style>
    <style:style style:name="T31" style:family="text">
      <style:text-properties fo:color="#808080" style:font-name="DejaVu Sans Mono" fo:font-size="9pt" fo:font-style="italic" fo:font-weight="normal" fo:background-color="#f7faff" loext:char-shading-value="0" style:font-size-asian="9pt" style:font-style-asian="italic" style:font-weight-asian="normal"/>
    </style:style>
    <style:style style:name="T32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33" style:family="text">
      <style:text-properties fo:color="#808080" style:font-name="DejaVu Sans Mono" fo:font-size="9pt" fo:font-style="italic" fo:font-weight="normal" style:font-size-asian="9pt" style:font-style-asian="italic" style:font-weight-asian="normal" style:font-style-complex="italic"/>
    </style:style>
    <style:style style:name="T34" style:family="text">
      <style:text-properties fo:color="#808080" style:font-name="DejaVu Sans Mono" fo:font-size="9pt" fo:font-style="italic" fo:font-weight="normal" style:font-size-asian="9pt" style:font-style-asian="italic" style:font-weight-asian="normal" style:font-style-complex="normal"/>
    </style:style>
    <style:style style:name="T35" style:family="text">
      <style:text-properties fo:color="#808080" style:font-name="DejaVu Sans Mono" fo:font-size="9pt" fo:font-style="italic" fo:font-weight="bold" fo:background-color="#f7faff" loext:char-shading-value="0" style:font-size-asian="9pt" style:font-style-asian="italic" style:font-weight-asian="bold"/>
    </style:style>
    <style:style style:name="T36" style:family="text">
      <style:text-properties officeooo:rsid="00272ecd"/>
    </style:style>
    <style:style style:name="T37" style:family="text">
      <style:text-properties officeooo:rsid="002bcf90"/>
    </style:style>
    <style:style style:name="T38" style:family="text">
      <style:text-properties fo:font-variant="normal" fo:text-transform="none" fo:color="#172b4d" style:text-line-through-style="none" style:text-line-through-type="none" style:font-name="Consolas" fo:font-size="9pt" fo:letter-spacing="normal" fo:font-style="normal" style:text-underline-style="none" fo:font-weight="normal" officeooo:rsid="002cd4c1" style:text-blinking="false" fo:background-color="transparent" loext:char-shading-value="0" style:font-size-asian="9pt" style:font-style-asian="normal" style:font-weight-asian="normal"/>
    </style:style>
    <style:style style:name="T39" style:family="text">
      <style:text-properties fo:font-variant="normal" fo:text-transform="none" fo:color="#000000" style:font-name="DejaVu Sans Mono" fo:font-size="9pt" fo:letter-spacing="normal" fo:font-style="normal" fo:font-weight="normal" officeooo:rsid="002cd4c1" fo:background-color="transparent" loext:char-shading-value="0" style:font-size-asian="9pt" style:font-style-asian="normal" style:font-weight-asian="normal"/>
    </style:style>
    <style:style style:name="T40" style:family="text">
      <style:text-properties fo:font-variant="normal" fo:text-transform="none" fo:color="#000000" style:font-name="DejaVu Sans Mono" fo:font-size="9pt" fo:letter-spacing="normal" fo:font-style="normal" fo:font-weight="normal" fo:background-color="#f7faff" loext:char-shading-value="0" style:font-size-asian="9pt" style:font-style-asian="normal" style:font-weight-asian="normal"/>
    </style:style>
    <style:style style:name="T41" style:family="text">
      <style:text-properties fo:font-variant="normal" fo:text-transform="none" fo:color="#000000" style:font-name="DejaVu Sans Mono" fo:font-size="9pt" fo:letter-spacing="normal" fo:font-style="normal" fo:font-weight="normal" officeooo:rsid="002f93df" fo:background-color="#f7faff" loext:char-shading-value="0" style:font-size-asian="9pt" style:font-style-asian="normal" style:font-weight-asian="normal"/>
    </style:style>
    <style:style style:name="T42" style:family="text">
      <style:text-properties fo:font-variant="normal" fo:text-transform="none" fo:color="#660000" style:font-name="DejaVu Sans Mono" fo:font-size="9pt" fo:letter-spacing="normal" fo:font-style="normal" fo:font-weight="normal" fo:background-color="#f7faff" loext:char-shading-value="0" style:font-size-asian="9pt" style:font-style-asian="normal" style:font-weight-asian="normal"/>
    </style:style>
    <style:style style:name="T43" style:family="text">
      <style:text-properties fo:font-variant="normal" fo:text-transform="none" fo:color="#660000" style:font-name="DejaVu Sans Mono" fo:font-size="9pt" fo:letter-spacing="normal" fo:font-style="normal" fo:font-weight="normal" officeooo:rsid="002f93df" fo:background-color="#f7faff" loext:char-shading-value="0" style:font-size-asian="9pt" style:font-style-asian="normal" style:font-weight-asian="normal"/>
    </style:style>
    <style:style style:name="T44" style:family="text">
      <style:text-properties fo:font-variant="normal" fo:text-transform="none" fo:color="#000080" style:font-name="DejaVu Sans Mono" fo:font-size="9pt" fo:letter-spacing="normal" fo:font-style="normal" fo:font-weight="bold" fo:background-color="#f7faff" loext:char-shading-value="0" style:font-size-asian="9pt" style:font-style-asian="normal" style:font-weight-asian="bold"/>
    </style:style>
    <style:style style:name="T45" style:family="text">
      <style:text-properties fo:font-variant="normal" fo:text-transform="none" fo:color="#660e7a" style:font-name="DejaVu Sans Mono" fo:font-size="9pt" fo:letter-spacing="normal" fo:font-style="normal" fo:font-weight="bold" fo:background-color="#f7faff" loext:char-shading-value="0" style:font-size-asian="9pt" style:font-style-asian="normal" style:font-weight-asian="bold"/>
    </style:style>
    <style:style style:name="T46" style:family="text">
      <style:text-properties officeooo:rsid="002cd4c1"/>
    </style:style>
    <style:style style:name="T47" style:family="text">
      <style:text-properties fo:color="#660e7a" style:font-name="DejaVu Sans Mono" fo:font-size="9pt" fo:font-style="normal" fo:font-weight="bold" fo:background-color="#f7faff" loext:char-shading-value="0" style:font-size-asian="9pt" style:font-style-asian="normal" style:font-weight-asian="bold"/>
    </style:style>
    <style:style style:name="T48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49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50" style:family="text">
      <style:text-properties officeooo:rsid="002f93df"/>
    </style:style>
    <style:style style:name="T51" style:family="text">
      <style:text-properties fo:color="#0000ff" style:font-name="DejaVu Sans Mono" fo:font-size="9pt" fo:font-style="normal" fo:font-weight="bold" fo:background-color="#efefef" loext:char-shading-value="0" style:font-size-asian="9pt" style:font-style-asian="normal" style:font-weight-asian="bold"/>
    </style:style>
    <style:style style:name="T52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53" style:family="text">
      <style:text-properties fo:color="#7a7a43" style:font-name="DejaVu Sans Mono" fo:font-size="9pt" fo:font-style="normal" fo:font-weight="normal" style:font-size-asian="9pt" style:font-style-asian="normal" style:font-weight-asian="normal"/>
    </style:style>
    <style:style style:name="T54" style:family="text">
      <style:text-properties fo:color="#458383" style:font-name="DejaVu Sans Mono" fo:font-size="9pt" fo:font-style="normal" fo:font-weight="normal" style:font-size-asian="9pt" style:font-style-asian="normal" style:font-weight-asian="normal"/>
    </style:style>
    <style:style style:name="T55" style:family="text">
      <style:text-properties officeooo:rsid="0035f91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6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42"><text:a xlink:type="simple" xlink:href="#__RefHeading___Toc110_2446815744" text:style-name="Index_20_Link" text:visited-style-name="Index_20_Link">Forms<text:tab/>3</text:a></text:p>
          <text:p text:style-name="P40"><text:a xlink:type="simple" xlink:href="#__RefHeading___Toc3408_2446815744" text:style-name="Index_20_Link" text:visited-style-name="Index_20_Link">Datepicker<text:tab/>3</text:a></text:p>
          <text:p text:style-name="P40"><text:a xlink:type="simple" xlink:href="#__RefHeading___Toc3410_2446815744" text:style-name="Index_20_Link" text:visited-style-name="Index_20_Link">Inserting a formtype inside another<text:tab/>3</text:a></text:p>
          <text:p text:style-name="P40"><text:a xlink:type="simple" xlink:href="#__RefHeading___Toc112_2446815744" text:style-name="Index_20_Link" text:visited-style-name="Index_20_Link">Custom query in formType (manyToMany)<text:tab/>5</text:a></text:p>
          <text:p text:style-name="P40"><text:a xlink:type="simple" xlink:href="#__RefHeading___Toc1882_2446815744" text:style-name="Index_20_Link" text:visited-style-name="Index_20_Link">Using Transformers<text:tab/>8</text:a></text:p>
        </text:index-body>
      </text:table-of-content>
      <text:h text:style-name="P43" text:outline-level="1"><text:bookmark-start text:name="__RefHeading___Toc110_2446815744"/>Forms<text:bookmark-end text:name="__RefHeading___Toc110_2446815744"/></text:h>
      <text:h text:style-name="P46" text:outline-level="2"><text:span text:style-name="T55">Datepicker</text:span></text:h>
      <text:p text:style-name="P38">Using a datepicker is a bit tricky because can be some confilct, but is also easy to fix, first our formtype we declare our fields and add as follows</text:p>
      <text:p text:style-name="P13"><text:span text:style-name="T23">$builder</text:span><text:line-break/><text:span text:style-name="T23"> <text:s text:c="3"/></text:span><text:span text:style-name="T10">-&gt;add(</text:span><text:span text:style-name="T27">'dataButlleti'</text:span><text:span text:style-name="T10">, DateType::</text:span><text:span text:style-name="T4">class</text:span><text:span text:style-name="T10">, [</text:span><text:line-break/><text:span text:style-name="T10"> <text:s text:c="7"/></text:span><text:span text:style-name="T27">'attr' </text:span><text:span text:style-name="T10">=&gt; [</text:span><text:line-break/><text:span text:style-name="T10"> <text:s text:c="11"/></text:span><text:span text:style-name="T27">'class' </text:span><text:span text:style-name="T10">=&gt; </text:span><text:span text:style-name="T27">'datePicker'</text:span><text:span text:style-name="T10">,</text:span><text:line-break/><text:span text:style-name="T10"> <text:s text:c="11"/></text:span><text:span text:style-name="T27">'autocomplete' </text:span><text:span text:style-name="T10">=&gt; </text:span><text:span text:style-name="T27">'off'</text:span><text:span text:style-name="T10">,</text:span><text:line-break/><text:span text:style-name="T10"> <text:s text:c="7"/>],</text:span><text:line-break/><text:span text:style-name="T10"> <text:s text:c="7"/></text:span><text:span text:style-name="T27">'widget' </text:span><text:span text:style-name="T10">=&gt; </text:span><text:span text:style-name="T27">'single_text'</text:span><text:span text:style-name="T10">,</text:span><text:line-break/><text:span text:style-name="T10"> <text:s text:c="7"/></text:span><text:span text:style-name="T31">// prevents rendering it as type="date", to avoid HTML5 date pickers</text:span><text:line-break/><text:span text:style-name="T31"> <text:s text:c="7"/></text:span><text:span text:style-name="T27">'html5' </text:span><text:span text:style-name="T10">=&gt; </text:span><text:span text:style-name="T4">false</text:span><text:span text:style-name="T10">,</text:span><text:line-break/><text:span text:style-name="T10"> <text:s text:c="3"/>])</text:span></text:p>
      <text:p text:style-name="P13"/>
      <text:p text:style-name="P13">the autocomplete option si set to off to avoid get the autocomplete message over the calendar.</text:p>
      <text:p text:style-name="P13"/>
      <text:p text:style-name="P13">In our twig add our routes to the plugin and css if need it</text:p>
      <text:p text:style-name="P13"/>
      <text:p text:style-name="P13"><text:span text:style-name="T10">{% </text:span><text:span text:style-name="T4">block </text:span><text:span text:style-name="T10">stylesheets %}</text:span><text:line-break/><text:span text:style-name="T15"> <text:s text:c="3"/></text:span><text:span text:style-name="T10">{{ parent() }}</text:span><text:line-break/><text:span text:style-name="T15"> <text:s text:c="3"/></text:span><text:span text:style-name="T16">&lt;</text:span><text:span text:style-name="T8">link </text:span><text:span text:style-name="T51">rel</text:span><text:span text:style-name="T28">="stylesheet" </text:span><text:span text:style-name="T51">href</text:span><text:span text:style-name="T28">="</text:span><text:span text:style-name="T10">{{ asset(</text:span><text:span text:style-name="T27">'bower_components/bootstrap-datepicker/dist/css/bootstrap-datepicker.min.css'</text:span><text:span text:style-name="T10">)}}</text:span><text:span text:style-name="T28">"</text:span><text:span text:style-name="T16">&gt;</text:span><text:line-break/><text:span text:style-name="T10">{% </text:span><text:span text:style-name="T4">endblock </text:span><text:span text:style-name="T10">%}</text:span><text:line-break/><text:span text:style-name="T10">{% </text:span><text:span text:style-name="T4">block </text:span><text:span text:style-name="T10">javascripts %}</text:span><text:line-break/><text:span text:style-name="T15"> <text:s text:c="3"/></text:span><text:span text:style-name="T10">{{ parent() }}</text:span><text:line-break/><text:span text:style-name="T15"> <text:s text:c="3"/></text:span><text:span text:style-name="T32">&lt;!-- bootstrap datepicker --&gt;</text:span><text:line-break/><text:span text:style-name="T32"> <text:s text:c="3"/></text:span><text:span text:style-name="T16">&lt;</text:span><text:span text:style-name="T8">script </text:span><text:span text:style-name="T51">src</text:span><text:span text:style-name="T28">="</text:span><text:span text:style-name="T10">{{ asset(</text:span><text:span text:style-name="T27">'bower_components/bootstrap-datepicker/dist/js/bootstrap-datepicker.min.js'</text:span><text:span text:style-name="T10">) }}</text:span><text:span text:style-name="T28">"</text:span><text:span text:style-name="T16">&gt;&lt;/</text:span><text:span text:style-name="T8">script</text:span><text:span text:style-name="T16">&gt;</text:span><text:line-break/><text:span text:style-name="T15"> <text:s text:c="3"/></text:span><text:span text:style-name="T16">&lt;</text:span><text:span text:style-name="T8">script</text:span><text:span text:style-name="T16">&gt;</text:span><text:line-break/><text:span text:style-name="T15"> <text:s text:c="7"/></text:span><text:span text:style-name="T18">$</text:span><text:span text:style-name="T15">(</text:span><text:span text:style-name="T29">'.</text:span><text:span text:style-name="T9">datePicker</text:span><text:span text:style-name="T29">'</text:span><text:span text:style-name="T15">).</text:span><text:span text:style-name="T48">datepicker</text:span><text:span text:style-name="T15">({</text:span><text:line-break/><text:span text:style-name="T15"> <text:s text:c="11"/></text:span><text:span text:style-name="T48">autoclose</text:span><text:span text:style-name="T15">: </text:span><text:span text:style-name="T9">true</text:span><text:span text:style-name="T15">,</text:span><text:line-break/><text:span text:style-name="T15"> <text:s text:c="11"/></text:span><text:span text:style-name="T48">format</text:span><text:span text:style-name="T15">: </text:span><text:span text:style-name="T29">'yyyy-mm-dd'</text:span><text:span text:style-name="T15">,</text:span><text:line-break/><text:span text:style-name="T15"> <text:s text:c="7"/>})</text:span><text:line-break/><text:span text:style-name="T15"> <text:s text:c="3"/></text:span><text:span text:style-name="T16">&lt;/</text:span><text:span text:style-name="T8">script</text:span><text:span text:style-name="T16">&gt;</text:span><text:line-break/><text:span text:style-name="T10">{% </text:span><text:span text:style-name="T4">endblock </text:span><text:span text:style-name="T10">%}</text:span></text:p>
      <text:p text:style-name="P13"><text:span text:style-name="T10"/></text:p>
      <text:p text:style-name="P14"><text:span text:style-name="T22">now for the html part</text:span></text:p>
      <text:p text:style-name="P14"><text:span text:style-name="T22"/></text:p>
      <text:p text:style-name="P14"><text:span text:style-name="T16">&lt;</text:span><text:span text:style-name="T8">div </text:span><text:span text:style-name="T51">class</text:span><text:span text:style-name="T28">="form-group"</text:span><text:span text:style-name="T16">&gt;</text:span><text:line-break/><text:span text:style-name="T15"> <text:s text:c="3"/></text:span><text:span text:style-name="T16">&lt;</text:span><text:span text:style-name="T8">label</text:span><text:span text:style-name="T16">&gt;</text:span><text:span text:style-name="T15">Data:</text:span><text:span text:style-name="T16">&lt;/</text:span><text:span text:style-name="T8">label</text:span><text:span text:style-name="T16">&gt;</text:span><text:span text:style-name="T10">{{ form_errors(butlletiForm.dataButlleti) }}</text:span><text:line-break/><text:span text:style-name="T15"> <text:s text:c="3"/></text:span><text:span text:style-name="T16">&lt;</text:span><text:span text:style-name="T8">div </text:span><text:span text:style-name="T51">class</text:span><text:span text:style-name="T28">="input-group date"</text:span><text:span text:style-name="T16">&gt;</text:span><text:line-break/><text:span text:style-name="T15"> <text:s text:c="7"/></text:span><text:span text:style-name="T16">&lt;</text:span><text:span text:style-name="T8">div </text:span><text:span text:style-name="T51">class</text:span><text:span text:style-name="T28">="input-group-addon"</text:span><text:span text:style-name="T16">&gt;</text:span><text:line-break/><text:span text:style-name="T15"> <text:s text:c="11"/></text:span><text:span text:style-name="T16">&lt;</text:span><text:span text:style-name="T8">i </text:span><text:span text:style-name="T51">class</text:span><text:span text:style-name="T28">="fa fa-calendar"</text:span><text:span text:style-name="T16">&gt;&lt;/</text:span><text:span text:style-name="T8">i</text:span><text:span text:style-name="T16">&gt;</text:span><text:line-break/><text:span text:style-name="T15"> <text:s text:c="7"/></text:span><text:span text:style-name="T16">&lt;/</text:span><text:span text:style-name="T8">div</text:span><text:span text:style-name="T16">&gt;</text:span><text:line-break/><text:span text:style-name="T15"> <text:s text:c="7"/></text:span><text:span text:style-name="T10">{{ form_widget(butlletiForm.dataButlleti ) }}</text:span><text:line-break/><text:span text:style-name="T15"> <text:s text:c="3"/></text:span><text:span text:style-name="T16">&lt;/</text:span><text:span text:style-name="T8">div</text:span><text:span text:style-name="T16">&gt;</text:span><text:line-break/><text:span text:style-name="T16">&lt;/</text:span><text:span text:style-name="T8">div</text:span><text:span text:style-name="T16">&gt;</text:span></text:p>
      <text:p text:style-name="P14"><text:span text:style-name="T22"/></text:p>
      <text:p text:style-name="P15"><text:span text:style-name="T22">That’s it! Note we use bootstrap.twig conf and adminLte template.</text:span></text:p>
      <text:p text:style-name="P39"><text:tab/></text:p>
      <text:h text:style-name="P45" text:outline-level="2"><text:bookmark-start text:name="__RefHeading___Toc3410_2446815744"/>Inserting a formtype inside another<text:bookmark-end text:name="__RefHeading___Toc3410_2446815744"/></text:h>
      <text:p text:style-name="P36"/>
      <text:p text:style-name="P35">For when we have insde a form an entity, but we want to edit all the fields of it, an not just select one from the database.</text:p>
      <text:p text:style-name="P35">In the builder of our main formType</text:p>
      <text:p text:style-name="P11"><text:span text:style-name="T4">public function </text:span><text:span text:style-name="T10">buildForm(FormBuilderInterface </text:span><text:span text:style-name="T23">$builder</text:span><text:span text:style-name="T10">, </text:span><text:span text:style-name="T4">array </text:span><text:span text:style-name="T23">$options</text:span><text:span text:style-name="T10">)</text:span><text:line-break/><text:span text:style-name="T10">{</text:span><text:line-break/><text:span text:style-name="T10"> <text:s text:c="7"/>-&gt;add(</text:span><text:span text:style-name="T27">'liniesButlleti'</text:span><text:span text:style-name="T10">, CollectionType::</text:span><text:span text:style-name="T4">class</text:span><text:span text:style-name="T10">, [</text:span><text:line-break/><text:span text:style-name="T10"> <text:s text:c="11"/></text:span><text:span text:style-name="T27">'entry_type' </text:span><text:span text:style-name="T10">=&gt; LiniaButlletiFormType::</text:span><text:span text:style-name="T4">class</text:span><text:span text:style-name="T10">,</text:span><text:line-break/><text:span text:style-name="T10"> <text:s text:c="11"/></text:span><text:span text:style-name="T27">'entry_options' </text:span><text:span text:style-name="T10">=&gt; [</text:span><text:line-break/><text:span text:style-name="T10"> <text:s text:c="15"/></text:span><text:span text:style-name="T27">'label' </text:span><text:span text:style-name="T10">=&gt; </text:span><text:span text:style-name="T4">false</text:span><text:span text:style-name="T10">,</text:span><text:line-break/><text:span text:style-name="T23"> <text:s text:c="11"/></text:span><text:span text:style-name="T10">],</text:span><text:line-break/><text:span text:style-name="T10"> <text:s text:c="11"/></text:span><text:span text:style-name="T27">'by_reference' </text:span><text:span text:style-name="T10">=&gt; </text:span><text:span text:style-name="T4">false</text:span><text:span text:style-name="T10">,</text:span><text:line-break/><text:span text:style-name="T10"> <text:s text:c="11"/></text:span><text:span text:style-name="T27">'allow_add' </text:span><text:span text:style-name="T10">=&gt; </text:span><text:span text:style-name="T4">true</text:span><text:span text:style-name="T10">,</text:span><text:line-break/><text:span text:style-name="T10"> <text:s text:c="11"/></text:span><text:span text:style-name="T27">'allow_delete' </text:span><text:span text:style-name="T10">=&gt; </text:span><text:span text:style-name="T4">true</text:span><text:span text:style-name="T10">,</text:span><text:line-break/><text:span text:style-name="T10"> <text:s text:c="11"/></text:span><text:span text:style-name="T27">'label' </text:span><text:span text:style-name="T10">=&gt; </text:span><text:span text:style-name="T4">false</text:span><text:line-break/><text:span text:style-name="T4"> <text:s text:c="7"/></text:span><text:span text:style-name="T10">]);</text:span><text:line-break/><text:span text:style-name="T10">}</text:span></text:p>
      <text:p text:style-name="P11"/>
      <text:p text:style-name="P12">In this case we are allowing to add extra entities to the collection, this will be archivied with javascript, but first our secondary formType ( LiniaButlletiFormType).</text:p>
      <text:p text:style-name="P12"/>
      <text:p text:style-name="P12"><text:span text:style-name="T4">class </text:span><text:span text:style-name="T10">LiniaButlletiFormType </text:span><text:span text:style-name="T4">extends </text:span><text:span text:style-name="T10">AbstractType</text:span><text:line-break/><text:span text:style-name="T10">{</text:span><text:line-break/><text:span text:style-name="T10"> <text:s text:c="3"/></text:span><text:span text:style-name="T4">public function </text:span><text:span text:style-name="T10">buildForm(FormBuilderInterface </text:span><text:span text:style-name="T23">$builder</text:span><text:span text:style-name="T10">, </text:span><text:span text:style-name="T4">array </text:span><text:span text:style-name="T23">$options</text:span><text:span text:style-name="T10">)</text:span><text:line-break/><text:span text:style-name="T10"> <text:s text:c="3"/>{</text:span><text:line-break/><text:span text:style-name="T10"> <text:s text:c="7"/></text:span><text:span text:style-name="T23">$builder</text:span><text:line-break/><text:span text:style-name="T23"> <text:s text:c="11"/></text:span><text:span text:style-name="T10">-&gt;add(</text:span><text:span text:style-name="T27">'hores'</text:span><text:span text:style-name="T10">, NumberType::</text:span><text:span text:style-name="T4">class</text:span><text:span text:style-name="T10">)</text:span><text:line-break/><text:span text:style-name="T10"> <text:s text:c="11"/>-&gt;add(</text:span><text:span text:style-name="T27">'observacions'</text:span><text:span text:style-name="T10">)</text:span><text:line-break/><text:span text:style-name="T10"> <text:s text:c="11"/>-&gt;add(</text:span><text:span text:style-name="T27">'ordre'</text:span><text:span text:style-name="T10">)</text:span><text:line-break/><text:span text:style-name="T10"> <text:s text:c="7"/>;</text:span><text:line-break/><text:span text:style-name="T10"> <text:s text:c="3"/>}</text:span><text:line-break/><text:line-break/><text:span text:style-name="T10"> <text:s text:c="3"/></text:span><text:span text:style-name="T4">public function </text:span><text:span text:style-name="T10">configureOptions(OptionsResolver </text:span><text:span text:style-name="T23">$resolver</text:span><text:span text:style-name="T10">)</text:span><text:line-break/><text:span text:style-name="T10"> <text:s text:c="3"/>{</text:span><text:line-break/><text:span text:style-name="T10"> <text:s text:c="7"/></text:span><text:span text:style-name="T23">$resolver</text:span><text:span text:style-name="T10">-&gt;setDefaults([</text:span><text:line-break/><text:span text:style-name="T10"> <text:s text:c="11"/></text:span><text:span text:style-name="T27">'data_class' </text:span><text:span text:style-name="T10">=&gt; LiniaButlleti::</text:span><text:span text:style-name="T4">class</text:span><text:span text:style-name="T10">,</text:span><text:line-break/><text:span text:style-name="T10"> <text:s text:c="7"/>]);</text:span><text:line-break/><text:span text:style-name="T10"> <text:s text:c="3"/>}</text:span></text:p>
      <text:p text:style-name="P12"/>
      <text:p text:style-name="P37">This should be done, but as we set allow_ad and delete because we want to add or remove more than one LiniaButtleti we need to set up som javascript, in our twig form:</text:p>
      <text:p text:style-name="P37"/>
      <text:p text:style-name="P37"/>
      <text:p text:style-name="P37"/>
      <text:p text:style-name="P37"/>
      <text:p text:style-name="P12"><text:span text:style-name="T10">{% </text:span><text:span text:style-name="T4">block </text:span><text:span text:style-name="T10">javascripts %}</text:span><text:line-break/><text:span text:style-name="T15"> <text:s text:c="3"/></text:span><text:span text:style-name="T10">{{ parent() }}</text:span><text:line-break/><text:span text:style-name="T15"> <text:s text:c="3"/></text:span><text:span text:style-name="T16">&lt;</text:span><text:span text:style-name="T8">script</text:span><text:span text:style-name="T16">&gt;</text:span><text:line-break/><text:soft-page-break/><text:span text:style-name="T15"> <text:s text:c="7"/></text:span><text:span text:style-name="T9">var </text:span><text:span text:style-name="T49">$collectionHolder</text:span><text:span text:style-name="T15">;</text:span><text:line-break/><text:line-break/><text:span text:style-name="T15"> <text:s text:c="7"/></text:span><text:span text:style-name="T32">// setup an "add a tag" link</text:span><text:line-break/><text:span text:style-name="T32"> <text:s text:c="7"/></text:span><text:span text:style-name="T9">var </text:span><text:span text:style-name="T49">$addliniesButlletiButton </text:span><text:span text:style-name="T15">= </text:span><text:span text:style-name="T18">$</text:span><text:span text:style-name="T15">(</text:span><text:span text:style-name="T29">'&lt;button type="button" class="add_liniesButlleti_link btn btn-primary"&gt;Afegir linia&lt;/button&gt;'</text:span><text:span text:style-name="T15">);</text:span><text:line-break/><text:span text:style-name="T15"> <text:s text:c="7"/></text:span><text:span text:style-name="T9">var </text:span><text:span text:style-name="T49">$newLinkLi </text:span><text:span text:style-name="T15">= </text:span><text:span text:style-name="T18">$</text:span><text:span text:style-name="T15">(</text:span><text:span text:style-name="T29">'&lt;li&gt;&lt;/li&gt;'</text:span><text:span text:style-name="T15">).</text:span><text:span text:style-name="T53">append</text:span><text:span text:style-name="T15">(</text:span><text:span text:style-name="T49">$addliniesButlletiButton</text:span><text:span text:style-name="T15">);</text:span><text:line-break/><text:line-break/><text:span text:style-name="T15"> <text:s text:c="7"/></text:span><text:span text:style-name="T18">jQuery</text:span><text:span text:style-name="T15">(</text:span><text:span text:style-name="T49">document</text:span><text:span text:style-name="T15">).</text:span><text:span text:style-name="T53">ready</text:span><text:span text:style-name="T15">(</text:span><text:span text:style-name="T9">function</text:span><text:span text:style-name="T15">() {</text:span><text:line-break/><text:span text:style-name="T15"> <text:s text:c="11"/></text:span><text:span text:style-name="T32">// Get the ul that holds the collection of liniesButlleti</text:span><text:line-break/><text:span text:style-name="T32"> <text:s text:c="11"/></text:span><text:span text:style-name="T49">$collectionHolder </text:span><text:span text:style-name="T15">= </text:span><text:span text:style-name="T18">$</text:span><text:span text:style-name="T15">(</text:span><text:span text:style-name="T29">'</text:span><text:span text:style-name="T9">ul</text:span><text:span text:style-name="T29">.</text:span><text:span text:style-name="T9">liniesButlleti</text:span><text:span text:style-name="T29">'</text:span><text:span text:style-name="T15">);</text:span><text:line-break/><text:line-break/><text:span text:style-name="T15"> <text:s text:c="11"/></text:span><text:span text:style-name="T32">// add a delete link to all of the existing tag form li elements</text:span><text:line-break/><text:span text:style-name="T32"> <text:s text:c="11"/></text:span><text:span text:style-name="T49">$collectionHolder</text:span><text:span text:style-name="T15">.</text:span><text:span text:style-name="T53">find</text:span><text:span text:style-name="T15">(</text:span><text:span text:style-name="T29">'li'</text:span><text:span text:style-name="T15">).</text:span><text:span text:style-name="T53">each</text:span><text:span text:style-name="T15">(</text:span><text:span text:style-name="T9">function</text:span><text:span text:style-name="T15">() {</text:span><text:line-break/><text:span text:style-name="T15"> <text:s text:c="15"/></text:span><text:span text:style-name="T18">addliniesButlletiFormDeleteLink</text:span><text:span text:style-name="T15">(</text:span><text:span text:style-name="T18">$</text:span><text:span text:style-name="T15">(</text:span><text:span text:style-name="T9">this</text:span><text:span text:style-name="T15">));</text:span><text:line-break/><text:span text:style-name="T15"> <text:s text:c="11"/>});</text:span><text:line-break/><text:line-break/><text:span text:style-name="T15"> <text:s text:c="11"/></text:span><text:span text:style-name="T32">// add the "add a tag" anchor and li to the tags ul</text:span><text:line-break/><text:span text:style-name="T32"> <text:s text:c="11"/></text:span><text:span text:style-name="T49">$collectionHolder</text:span><text:span text:style-name="T15">.</text:span><text:span text:style-name="T53">append</text:span><text:span text:style-name="T15">(</text:span><text:span text:style-name="T49">$newLinkLi</text:span><text:span text:style-name="T15">);</text:span><text:line-break/><text:line-break/><text:span text:style-name="T15"> <text:s text:c="11"/></text:span><text:span text:style-name="T32">// count the current form inputs we have (e.g. 2), use that as the new</text:span><text:line-break/><text:span text:style-name="T32"> <text:s text:c="11"/>// index when inserting a new item (e.g. 2)</text:span><text:line-break/><text:span text:style-name="T32"> <text:s text:c="11"/></text:span><text:span text:style-name="T49">$collectionHolder</text:span><text:span text:style-name="T15">.</text:span><text:span text:style-name="T53">data</text:span><text:span text:style-name="T15">(</text:span><text:span text:style-name="T29">'index'</text:span><text:span text:style-name="T15">, </text:span><text:span text:style-name="T49">$collectionHolder</text:span><text:span text:style-name="T15">.</text:span><text:span text:style-name="T53">find</text:span><text:span text:style-name="T15">(</text:span><text:span text:style-name="T29">':input'</text:span><text:span text:style-name="T15">).</text:span><text:span text:style-name="T48">length</text:span><text:span text:style-name="T15">);</text:span><text:line-break/><text:line-break/><text:span text:style-name="T15"> <text:s text:c="11"/></text:span><text:span text:style-name="T49">$addliniesButlletiButton</text:span><text:span text:style-name="T15">.</text:span><text:span text:style-name="T53">on</text:span><text:span text:style-name="T15">(</text:span><text:span text:style-name="T29">'click'</text:span><text:span text:style-name="T15">, </text:span><text:span text:style-name="T9">function</text:span><text:span text:style-name="T15">(e) {</text:span><text:line-break/><text:span text:style-name="T15"> <text:s text:c="15"/></text:span><text:span text:style-name="T32">// prevent the link from creating a "#" on the URL</text:span><text:line-break/><text:span text:style-name="T32"> <text:s text:c="15"/></text:span><text:span text:style-name="T15">e.</text:span><text:span text:style-name="T53">preventDefault</text:span><text:span text:style-name="T15">();</text:span><text:line-break/><text:span text:style-name="T15"> <text:s text:c="15"/></text:span><text:span text:style-name="T32">// add a new tag form (see next code block)</text:span><text:line-break/><text:span text:style-name="T32"> <text:s text:c="15"/></text:span><text:span text:style-name="T18">addliniesButlletiForm</text:span><text:span text:style-name="T15">(</text:span><text:span text:style-name="T49">$collectionHolder</text:span><text:span text:style-name="T15">, </text:span><text:span text:style-name="T49">$newLinkLi</text:span><text:span text:style-name="T15">);</text:span><text:line-break/><text:span text:style-name="T15"> <text:s text:c="11"/>});</text:span><text:line-break/><text:span text:style-name="T15"> <text:s text:c="7"/>});</text:span><text:line-break/><text:span text:style-name="T15"> <text:s text:c="7"/></text:span><text:span text:style-name="T9">function </text:span><text:span text:style-name="T18">addliniesButlletiForm</text:span><text:span text:style-name="T15">($collectionHolder, $newLinkLi) {</text:span><text:line-break/><text:span text:style-name="T15"> <text:s text:c="11"/></text:span><text:span text:style-name="T32">// Get the data-prototype explained earlier</text:span><text:line-break/><text:span text:style-name="T32"> <text:s text:c="11"/></text:span><text:span text:style-name="T9">var </text:span><text:span text:style-name="T54">prototype </text:span><text:span text:style-name="T15">= $collectionHolder.</text:span><text:span text:style-name="T53">data</text:span><text:span text:style-name="T15">(</text:span><text:span text:style-name="T29">'prototype'</text:span><text:span text:style-name="T15">);</text:span><text:line-break/><text:line-break/><text:span text:style-name="T15"> <text:s text:c="11"/></text:span><text:span text:style-name="T32">// get the new index</text:span><text:line-break/><text:span text:style-name="T32"> <text:s text:c="11"/></text:span><text:span text:style-name="T9">var </text:span><text:span text:style-name="T54">index </text:span><text:span text:style-name="T15">= $collectionHolder.</text:span><text:span text:style-name="T53">data</text:span><text:span text:style-name="T15">(</text:span><text:span text:style-name="T29">'index'</text:span><text:span text:style-name="T15">);</text:span><text:line-break/><text:line-break/><text:span text:style-name="T15"> <text:s text:c="11"/></text:span><text:span text:style-name="T9">var </text:span><text:span text:style-name="T54">newForm </text:span><text:span text:style-name="T15">= </text:span><text:span text:style-name="T54">prototype</text:span><text:span text:style-name="T15">;</text:span><text:line-break/><text:span text:style-name="T15"> <text:s text:c="11"/></text:span><text:span text:style-name="T32">//change </text:span><text:span text:style-name="T33">__name__</text:span><text:span text:style-name="T34"> by the one we assign in formtype in prototype if is not <text:tab/><text:tab/><text:tab/>setted this is the default one</text:span><text:line-break/><text:span text:style-name="T32"> <text:s text:c="11"/></text:span><text:span text:style-name="T54">newForm </text:span><text:span text:style-name="T15">= </text:span><text:span text:style-name="T54">newForm</text:span><text:span text:style-name="T15">.</text:span><text:span text:style-name="T53">replace</text:span><text:span text:style-name="T15">(</text:span><text:span text:style-name="T52">/__name__/g</text:span><text:span text:style-name="T15">, </text:span><text:span text:style-name="T54">index</text:span><text:span text:style-name="T15">);</text:span><text:line-break/><text:line-break/><text:span text:style-name="T15"> <text:s text:c="11"/></text:span><text:span text:style-name="T32">// increase the index with one for the next item</text:span><text:line-break/><text:span text:style-name="T32"> <text:s text:c="11"/></text:span><text:span text:style-name="T15">$collectionHolder.</text:span><text:span text:style-name="T53">data</text:span><text:span text:style-name="T15">(</text:span><text:span text:style-name="T29">'index'</text:span><text:span text:style-name="T15">, </text:span><text:span text:style-name="T54">index </text:span><text:span text:style-name="T15">+ </text:span><text:span text:style-name="T52">1</text:span><text:span text:style-name="T15">);</text:span><text:line-break/><text:line-break/><text:span text:style-name="T15"> <text:s text:c="11"/></text:span><text:span text:style-name="T32">// Display the form in the page in an li, before the "Add a tag" link li</text:span><text:line-break/><text:span text:style-name="T32"> <text:s text:c="11"/></text:span><text:span text:style-name="T9">var </text:span><text:span text:style-name="T54">$newFormLi </text:span><text:span text:style-name="T15">= </text:span><text:span text:style-name="T18">$</text:span><text:span text:style-name="T15">(</text:span><text:span text:style-name="T29">'&lt;li&gt;&lt;/li&gt;'</text:span><text:span text:style-name="T15">).</text:span><text:span text:style-name="T53">append</text:span><text:span text:style-name="T15">(</text:span><text:span text:style-name="T54">newForm</text:span><text:span text:style-name="T15">);</text:span><text:line-break/><text:span text:style-name="T15"> <text:s text:c="11"/>$newLinkLi.</text:span><text:span text:style-name="T53">before</text:span><text:span text:style-name="T15">(</text:span><text:span text:style-name="T54">$newFormLi</text:span><text:span text:style-name="T15">);</text:span><text:line-break/><text:span text:style-name="T15"> <text:s text:c="11"/></text:span><text:span text:style-name="T32">// add a delete link to the new form</text:span><text:line-break/><text:span text:style-name="T32"> <text:s text:c="11"/></text:span><text:span text:style-name="T18">addliniesButlletiFormDeleteLink</text:span><text:span text:style-name="T15">(</text:span><text:span text:style-name="T54">$newFormLi</text:span><text:span text:style-name="T15">);</text:span><text:line-break/><text:span text:style-name="T15"> <text:s text:c="7"/>}</text:span><text:line-break/><text:span text:style-name="T15"> <text:s text:c="7"/></text:span><text:span text:style-name="T9">function </text:span><text:span text:style-name="T18">addliniesButlletiFormDeleteLink</text:span><text:span text:style-name="T15">($tagFormLi) {</text:span><text:line-break/><text:span text:style-name="T15"> <text:s text:c="11"/></text:span><text:span text:style-name="T9">var </text:span><text:span text:style-name="T54">$removeFormButton </text:span><text:span text:style-name="T15">= </text:span><text:span text:style-name="T18">$</text:span><text:span text:style-name="T15">(</text:span><text:span text:style-name="T29">'&lt;button type="button" class="btn btn-danger"&gt;Elimina linia&lt;/button&gt;&lt;hr&gt;'</text:span><text:span text:style-name="T15">);</text:span><text:line-break/><text:span text:style-name="T15"> <text:s text:c="11"/>$tagFormLi.</text:span><text:span text:style-name="T53">append</text:span><text:span text:style-name="T15">(</text:span><text:span text:style-name="T54">$removeFormButton</text:span><text:span text:style-name="T15">);</text:span><text:line-break/><text:line-break/><text:span text:style-name="T15"> <text:s text:c="11"/></text:span><text:span text:style-name="T54">$removeFormButton</text:span><text:span text:style-name="T15">.</text:span><text:span text:style-name="T53">on</text:span><text:span text:style-name="T15">(</text:span><text:span text:style-name="T29">'click'</text:span><text:span text:style-name="T15">, </text:span><text:span text:style-name="T9">function</text:span><text:span text:style-name="T15">(e) {</text:span><text:line-break/><text:span text:style-name="T15"> <text:s text:c="15"/></text:span><text:span text:style-name="T32">// remove the li for the tag form</text:span><text:line-break/><text:span text:style-name="T32"> <text:s text:c="15"/></text:span><text:span text:style-name="T15">$tagFormLi.</text:span><text:span text:style-name="T53">remove</text:span><text:span text:style-name="T15">();</text:span><text:line-break/><text:span text:style-name="T15"> <text:s text:c="11"/>});</text:span><text:line-break/><text:span text:style-name="T15"> <text:s text:c="7"/>}</text:span><text:line-break/><text:span text:style-name="T15"> <text:s text:c="3"/></text:span><text:span text:style-name="T16">&lt;/</text:span><text:span text:style-name="T8">script</text:span><text:span text:style-name="T16">&gt;</text:span></text:p>
      <text:p text:style-name="P12"><text:span text:style-name="T16"/></text:p>
      <text:p text:style-name="P12"><text:soft-page-break/><text:span text:style-name="T16">&lt;</text:span><text:span text:style-name="T8">div </text:span><text:span text:style-name="T51">class</text:span><text:span text:style-name="T28">="form-group"</text:span><text:span text:style-name="T16">&gt;</text:span><text:line-break/><text:span text:style-name="T15"> <text:s text:c="3"/></text:span><text:span text:style-name="T16">&lt;</text:span><text:span text:style-name="T8">label</text:span><text:span text:style-name="T16">&gt;</text:span><text:span text:style-name="T15">linia ordre</text:span><text:span text:style-name="T16">&lt;/</text:span><text:span text:style-name="T8">label</text:span><text:span text:style-name="T16">&gt;</text:span><text:line-break/><text:span text:style-name="T15"> <text:s text:c="3"/></text:span><text:span text:style-name="T10">{{ form_label(butlletiForm.liniesButlleti) }}</text:span><text:line-break/><text:span text:style-name="T15"> <text:s text:c="3"/></text:span><text:span text:style-name="T16">&lt;</text:span><text:span text:style-name="T8">ul </text:span><text:span text:style-name="T51">class</text:span><text:span text:style-name="T28">="liniesButlleti"</text:span><text:line-break/><text:span text:style-name="T28"> <text:s text:c="7"/></text:span><text:span text:style-name="T51">data-prototype</text:span><text:span text:style-name="T28">="</text:span><text:span text:style-name="T10">{{ form_widget(butlletiForm.liniesButlleti.vars.prototype)|e(</text:span><text:span text:style-name="T27">'html_attr'</text:span><text:span text:style-name="T10">) }}</text:span><text:span text:style-name="T28">"</text:span><text:line-break/><text:span text:style-name="T28"> <text:s text:c="7"/></text:span><text:span text:style-name="T51">data-widget-tags</text:span><text:span text:style-name="T28">="</text:span><text:span text:style-name="T10">{{ </text:span><text:span text:style-name="T27">'&lt;li&gt;&lt;/li&gt;'</text:span><text:span text:style-name="T10">|e }}</text:span><text:span text:style-name="T28">"</text:span><text:line-break/><text:span text:style-name="T28"> <text:s text:c="7"/></text:span><text:span text:style-name="T51">data-widget-counter</text:span><text:span text:style-name="T28">="</text:span><text:span text:style-name="T10">{{ butlletiForm.children|length }}</text:span><text:span text:style-name="T28">"</text:span><text:span text:style-name="T16">&gt;</text:span><text:line-break/><text:span text:style-name="T15"> <text:s text:c="7"/></text:span><text:span text:style-name="T10">{% </text:span><text:span text:style-name="T4">for </text:span><text:span text:style-name="T10">liniaButlleti </text:span><text:span text:style-name="T4">in </text:span><text:span text:style-name="T10">butlletiForm.liniesButlleti %}</text:span><text:line-break/><text:span text:style-name="T15"> <text:s text:c="11"/></text:span><text:span text:style-name="T16">&lt;</text:span><text:span text:style-name="T8">li</text:span><text:span text:style-name="T16">&gt;</text:span><text:line-break/><text:span text:style-name="T15"> <text:s text:c="15"/></text:span><text:span text:style-name="T10">{{ form_errors(liniaButlleti) }}</text:span><text:line-break/><text:span text:style-name="T15"> <text:s text:c="15"/></text:span><text:span text:style-name="T10">{{ form_widget(liniaButlleti) }}</text:span><text:line-break/><text:span text:style-name="T15"> <text:s text:c="11"/></text:span><text:span text:style-name="T16">&lt;/</text:span><text:span text:style-name="T8">li</text:span><text:span text:style-name="T16">&gt;</text:span><text:line-break/><text:span text:style-name="T15"> <text:s text:c="7"/></text:span><text:span text:style-name="T10">{% </text:span><text:span text:style-name="T4">endfor </text:span><text:span text:style-name="T10">%}</text:span><text:line-break/><text:span text:style-name="T15"> <text:s text:c="3"/></text:span><text:span text:style-name="T16">&lt;/</text:span><text:span text:style-name="T8">ul</text:span><text:span text:style-name="T16">&gt;</text:span><text:line-break/><text:span text:style-name="T16">&lt;/</text:span><text:span text:style-name="T8">div</text:span><text:span text:style-name="T16">&gt;</text:span></text:p>
      <text:p text:style-name="P12"><text:span text:style-name="T16"/></text:p>
      <text:p text:style-name="P12"/>
      <text:h text:style-name="P44" text:outline-level="2"><text:bookmark-start text:name="__RefHeading___Toc112_2446815744"/>Custom query in formType <text:span text:style-name="T30">(manyToMany)</text:span><text:bookmark-end text:name="__RefHeading___Toc112_2446815744"/></text:h>
      <text:p text:style-name="P17"/>
      <text:p text:style-name="P18">Sometimes we want to show a filtered collection in a select, for that we need to pass a variable throught the formtype and use a custom query.</text:p>
      <text:p text:style-name="P6"><text:span text:style-name="Emphasis"><text:span text:style-name="T4">public function </text:span></text:span><text:span text:style-name="T10">butlletiAdd(Request </text:span><text:span text:style-name="T23">$request</text:span><text:span text:style-name="T10">, EntityManagerInterface </text:span><text:span text:style-name="T23">$em</text:span><text:span text:style-name="T10">)</text:span><text:line-break/><text:span text:style-name="T10">{</text:span><text:line-break/><text:span text:style-name="T10"> <text:s text:c="3"/></text:span><text:span text:style-name="T31">/**</text:span><text:line-break/><text:span text:style-name="T31"> <text:s text:c="4"/>* </text:span><text:span text:style-name="T35">@var </text:span><text:span text:style-name="T31">User $user</text:span><text:line-break/><text:span text:style-name="T31"> <text:s text:c="4"/>*/</text:span><text:line-break/><text:span text:style-name="T31"> <text:s text:c="3"/></text:span><text:span text:style-name="T23">$user </text:span><text:span text:style-name="T10">= </text:span><text:span text:style-name="T23">$this</text:span><text:span text:style-name="T10">-&gt;getUser();</text:span><text:line-break/><text:span text:style-name="T10"> <text:s text:c="3"/></text:span><text:span text:style-name="T23">$butlleti </text:span><text:span text:style-name="T10">= </text:span><text:span text:style-name="T4">new </text:span><text:span text:style-name="T10">Butlleti();</text:span><text:line-break/><text:span text:style-name="T10"> <text:s text:c="3"/></text:span><text:span text:style-name="T23">$form </text:span><text:span text:style-name="T10">= </text:span><text:span text:style-name="T23">$this</text:span><text:span text:style-name="T10">-&gt;createForm(ButlletiFormType::</text:span><text:span text:style-name="T4">class</text:span><text:span text:style-name="T10">, </text:span><text:span text:style-name="T23">$butlleti</text:span><text:span text:style-name="T10">, [</text:span><text:span text:style-name="T27">'user'</text:span><text:span text:style-name="T10">=&gt; </text:span><text:span text:style-name="T23">$user</text:span><text:span text:style-name="T10">]);</text:span><text:line-break/><text:span text:style-name="T10"> <text:s text:c="3"/></text:span><text:span text:style-name="T23">$form</text:span><text:span text:style-name="T10">-&gt;handleRequest(</text:span><text:span text:style-name="T23">$request</text:span><text:span text:style-name="T10">);</text:span><text:line-break/><text:line-break/><text:span text:style-name="T10"> <text:s text:c="3"/>...</text:span><text:line-break/><text:span text:style-name="T10"> <text:s text:c="6"/></text:span><text:line-break/><text:span text:style-name="T10">}</text:span></text:p>
      <text:p text:style-name="P6"><text:span text:style-name="Emphasis"/></text:p>
      <text:p text:style-name="P18"><text:s text:c="3"/></text:p>
      <text:p text:style-name="P18">Note we are passing an empty object into the variables of the function.</text:p>
      <text:p text:style-name="P19">Now in our formType we need to set up we are going to recieve a variable, in the method configureOptions we add the $resolver→setRequired</text:p>
      <text:p text:style-name="P19"/>
      <text:p text:style-name="P1"><text:span text:style-name="Emphasis"><text:span text:style-name="T4">public function </text:span></text:span><text:span text:style-name="T10">configureOptions(OptionsResolver </text:span><text:span text:style-name="T23">$resolver</text:span><text:span text:style-name="T10">)</text:span><text:line-break/><text:span text:style-name="T10">{</text:span><text:line-break/><text:span text:style-name="T10"> <text:s text:c="3"/>...</text:span><text:line-break/><text:line-break/><text:span text:style-name="T10"> <text:s text:c="3"/></text:span><text:span text:style-name="T23">$resolver</text:span><text:span text:style-name="T10">-&gt;setRequired(</text:span><text:span text:style-name="T27">'user'</text:span><text:span text:style-name="T10">);</text:span><text:line-break/><text:span text:style-name="T10">}</text:span></text:p>
      <text:p text:style-name="P1"/>
      <text:p text:style-name="P20"><text:span text:style-name="T36">a</text:span>nd now we can fetch our variable in the buildForm method inside the options array.</text:p>
      <text:p text:style-name="P3"><text:span text:style-name="Emphasis"><text:span text:style-name="T4">public function </text:span></text:span><text:span text:style-name="T10">buildForm(FormBuilderInterface </text:span><text:span text:style-name="T23">$builder</text:span><text:span text:style-name="T10">, </text:span><text:span text:style-name="T4">array </text:span><text:span text:style-name="T23">$options</text:span><text:span text:style-name="T10">)</text:span><text:line-break/><text:span text:style-name="T10">{</text:span><text:line-break/><text:span text:style-name="T10"> <text:s text:c="3"/></text:span><text:span text:style-name="T23">$user </text:span><text:span text:style-name="T10">= </text:span><text:span text:style-name="T23">$options</text:span><text:span text:style-name="T10">[</text:span><text:span text:style-name="T27">'user'</text:span><text:span text:style-name="T10">];</text:span><text:line-break/><text:line-break/><text:soft-page-break/><text:span text:style-name="T10"> <text:s text:c="3"/></text:span><text:span text:style-name="T23">$builder</text:span><text:line-break/><text:span text:style-name="T23"> <text:s text:c="7"/></text:span><text:span text:style-name="T10">...</text:span><text:line-break/><text:span text:style-name="T10"> <text:s text:c="7"/>-&gt;add(</text:span><text:span text:style-name="T27">'liniesButlleti'</text:span><text:span text:style-name="T10">, CollectionType::</text:span><text:span text:style-name="T4">class</text:span><text:span text:style-name="T10">, [</text:span><text:line-break/><text:span text:style-name="T10"> <text:s text:c="11"/></text:span><text:span text:style-name="T27">'entry_type' </text:span><text:span text:style-name="T10">=&gt; LiniaButlletiFormType::</text:span><text:span text:style-name="T4">class</text:span><text:span text:style-name="T10">,</text:span><text:line-break/><text:span text:style-name="T10"> <text:s text:c="11"/></text:span><text:span text:style-name="T27">'entry_options' </text:span><text:span text:style-name="T10">=&gt; [</text:span><text:line-break/><text:span text:style-name="T10"> <text:s text:c="15"/></text:span><text:span text:style-name="T27">'label' </text:span><text:span text:style-name="T10">=&gt; </text:span><text:span text:style-name="T4">false</text:span><text:span text:style-name="T10">,</text:span><text:line-break/><text:span text:style-name="T10"> <text:s text:c="15"/></text:span><text:span text:style-name="T27">'user' </text:span><text:span text:style-name="T10">=&gt; </text:span><text:span text:style-name="T23">$user</text:span><text:line-break/><text:span text:style-name="T23"> <text:s text:c="11"/></text:span><text:span text:style-name="T10">],</text:span><text:line-break/><text:span text:style-name="T10"> <text:s text:c="11"/></text:span><text:span text:style-name="T27">'</text:span><text:span text:style-name="T4">...</text:span><text:line-break/><text:span text:style-name="T4"> <text:s text:c="7"/></text:span><text:span text:style-name="T10">]);</text:span><text:line-break/><text:span text:style-name="T10">}</text:span></text:p>
      <text:p text:style-name="P3"><text:span text:style-name="Emphasis"/></text:p>
      <text:p text:style-name="P20"/>
      <text:p text:style-name="P21">Note in the previous example we assigned the variable to a formType insede the formType, inside <text:s/>entry_options, we are going to recover that variable inside the other formType aswell.<text:line-break/><text:line-break/>Add the <text:s/>$resolver→setRequired('user'); in the configureOptions method as we have done in the other form and recover the variable <text:s/><text:span text:style-name="T1">$user = $options['user']; inside the buildForm method.</text:span></text:p>
      <text:p text:style-name="P23"><text:span text:style-name="T2">Now we assig our custom query in the builder</text:span></text:p>
      <text:p text:style-name="P4"><text:span text:style-name="Emphasis"><text:span text:style-name="T4">public function </text:span></text:span><text:span text:style-name="T10">buildForm(FormBuilderInterface </text:span><text:span text:style-name="T23">$builder</text:span><text:span text:style-name="T10">, </text:span><text:span text:style-name="T4">array </text:span><text:span text:style-name="T23">$options</text:span><text:span text:style-name="T10">)</text:span><text:line-break/><text:span text:style-name="T10">{</text:span><text:line-break/><text:span text:style-name="T10"> <text:s text:c="3"/></text:span><text:span text:style-name="T23">$user </text:span><text:span text:style-name="T10">= </text:span><text:span text:style-name="T23">$options</text:span><text:span text:style-name="T10">[</text:span><text:span text:style-name="T27">'user'</text:span><text:span text:style-name="T10">];</text:span><text:line-break/><text:span text:style-name="T10"> <text:s text:c="3"/></text:span><text:span text:style-name="T23">$builder</text:span><text:line-break/><text:span text:style-name="T23"> <text:s text:c="7"/></text:span><text:span text:style-name="T10">...</text:span><text:line-break/><text:span text:style-name="T10"> <text:s text:c="7"/>-&gt;add(</text:span><text:span text:style-name="T27">'ordre'</text:span><text:span text:style-name="T10">, EntityType::</text:span><text:span text:style-name="T4">class</text:span><text:span text:style-name="T10">, [</text:span><text:line-break/><text:span text:style-name="T10"> <text:s text:c="11"/></text:span><text:span text:style-name="T27">'class' </text:span><text:span text:style-name="T10">=&gt; Ordre::</text:span><text:span text:style-name="T4">class</text:span><text:span text:style-name="T10">,</text:span><text:line-break/><text:span text:style-name="T10"> <text:s text:c="11"/></text:span><text:span text:style-name="T27">'query_builder' </text:span><text:span text:style-name="T10">=&gt; </text:span><text:span text:style-name="T4">function </text:span><text:span text:style-name="T10">(OrdreRepository </text:span><text:span text:style-name="T23">$ordreRepository</text:span><text:span text:style-name="T10">) </text:span><text:span text:style-name="T4">use</text:span><text:span text:style-name="T10">(</text:span><text:span text:style-name="T23">$user</text:span><text:span text:style-name="T10">) {</text:span><text:line-break/><text:span text:style-name="T10"> <text:s text:c="11"/></text:span><text:span text:style-name="T4">return </text:span><text:span text:style-name="T23">$ordreRepository</text:span><text:span text:style-name="T10">-&gt;findOrdresByUser(</text:span><text:span text:style-name="T23">$user</text:span><text:span text:style-name="T10">)</text:span><text:line-break/><text:span text:style-name="T10"> <text:s text:c="15"/>;</text:span><text:line-break/><text:span text:style-name="T10"> <text:s text:c="11"/>}</text:span><text:line-break/><text:span text:style-name="T10"> <text:s text:c="7"/>])</text:span><text:line-break/><text:span text:style-name="T10"> <text:s text:c="3"/>;</text:span><text:line-break/><text:span text:style-name="T10">}</text:span></text:p>
      <text:p text:style-name="P4"><text:span text:style-name="Emphasis"/></text:p>
      <text:p text:style-name="P23"><text:span text:style-name="T2"><text:line-break/>Note we declared the repository where we are going to create our method and that method and IMPORTANT the </text:span><text:span text:style-name="T3">use </text:span><text:span text:style-name="T2">statement to pass our user variable inside.</text:span></text:p>
      <text:p text:style-name="P23"><text:span text:style-name="T2">So now we create our findOrdresByUser insider OrderRepository class.</text:span></text:p>
      <text:p text:style-name="P2"><text:span text:style-name="T4">public function </text:span><text:span text:style-name="T10">findOrdresByUser (User </text:span><text:span text:style-name="T23">$user</text:span><text:span text:style-name="T10">){</text:span><text:line-break/><text:span text:style-name="T10"> <text:s text:c="3"/></text:span><text:span text:style-name="T4">return </text:span><text:span text:style-name="T23">$this</text:span><text:span text:style-name="T10">-&gt;createQueryBuilder(</text:span><text:span text:style-name="T27">'ordre'</text:span><text:span text:style-name="T10">)</text:span><text:line-break/><text:span text:style-name="T10"> <text:s text:c="7"/>-&gt;andWhere(</text:span><text:span text:style-name="T27">'ordre.estat = :V </text:span><text:line-break/><text:span text:style-name="T27"> <text:s text:c="11"/>OR ordre.estat = :blank'</text:span><text:span text:style-name="T10">)</text:span><text:line-break/><text:span text:style-name="T10"> <text:s text:c="7"/>-&gt;andWhere(</text:span><text:span text:style-name="T27">'users.id = :user'</text:span><text:span text:style-name="T10">)</text:span><text:line-break/><text:span text:style-name="T10"> <text:s text:c="7"/>-&gt;leftJoin(</text:span><text:span text:style-name="T27">'ordre.users'</text:span><text:span text:style-name="T10">, </text:span><text:span text:style-name="T27">'users'</text:span><text:span text:style-name="T10">)</text:span><text:line-break/><text:span text:style-name="T10"> <text:s text:c="7"/>-&gt;setParameter(</text:span><text:span text:style-name="T27">'V'</text:span><text:span text:style-name="T10">, </text:span><text:span text:style-name="T27">'V'</text:span><text:span text:style-name="T10">)</text:span><text:line-break/><text:span text:style-name="T10"> <text:s text:c="7"/>-&gt;setParameter(</text:span><text:span text:style-name="T27">'blank'</text:span><text:span text:style-name="T10">, </text:span><text:span text:style-name="T27">''</text:span><text:span text:style-name="T10">)</text:span><text:line-break/><text:span text:style-name="T10"> <text:s text:c="7"/>-&gt;setParameter(</text:span><text:span text:style-name="T27">'user'</text:span><text:span text:style-name="T10">, </text:span><text:span text:style-name="T23">$user</text:span><text:span text:style-name="T10">-&gt;getId());</text:span><text:line-break/><text:span text:style-name="T10">}</text:span></text:p>
      <text:p text:style-name="P2"/>
      <text:p text:style-name="P5">Note is a ManyToMany relationship.</text:p>
      <text:p text:style-name="P5">and that’s all, we have our select that calls the elements of ordre collection assigned to that user.</text:p>
      <text:p text:style-name="P21"/>
      <text:p text:style-name="P25"/>
      <text:h text:style-name="P47" text:outline-level="2"><text:bookmark-start text:name="__RefHeading___Toc1882_2446815744"/>Using Transformers<text:bookmark-end text:name="__RefHeading___Toc1882_2446815744"/></text:h>
      <text:p text:style-name="P28"/>
      <text:p text:style-name="P26">Sometime in a form type we are not interested in the defaults options insert a collection, in this case we are going to create an input so the user will have to write the code of an entity.</text:p>
      <text:p text:style-name="P27">First we need to create a transformer, with the mision to fetch the code string and transform it into an object and viceversa.</text:p>
      <text:p text:style-name="P27"><text:span text:style-name="T46">Imagine we set a formtype that is calling a collection</text:span></text:p>
      <text:p text:style-name="P29"><text:span text:style-name="T37"><text:line-break/></text:span><text:span text:style-name="T4">public function </text:span><text:span text:style-name="T10">buildForm(FormBuilderInterface </text:span><text:span text:style-name="T23">$builder</text:span><text:span text:style-name="T10">, </text:span><text:span text:style-name="T4">array </text:span><text:span text:style-name="T23">$options</text:span><text:span text:style-name="T10">)</text:span><text:line-break/><text:span text:style-name="T10">{</text:span><text:line-break/><text:span text:style-name="T10"> <text:s text:c="3"/></text:span><text:span text:style-name="T23">$builder</text:span><text:line-break/><text:span text:style-name="T10"> <text:s text:c="7"/>-&gt;add(</text:span><text:span text:style-name="T27">'ordre'</text:span><text:span text:style-name="T10">)</text:span><text:line-break/><text:span text:style-name="T10"> <text:s text:c="3"/>;</text:span><text:line-break/><text:span text:style-name="T10">}</text:span></text:p>
      <text:p text:style-name="P29"><text:span text:style-name="T46">In this case, symfony automaticly will output a select with registers in the order collection.</text:span></text:p>
      <text:p text:style-name="P32"><text:span text:style-name="T46">First we create our transformer</text:span></text:p>
      <text:p text:style-name="P8"><text:span text:style-name="T4">namespace </text:span><text:span text:style-name="T10">App\Form\DataTransformer;</text:span><text:line-break/><text:line-break/><text:span text:style-name="T4">use </text:span><text:span text:style-name="T10">App\Entity\</text:span><text:span text:style-name="T12">Ordre</text:span><text:span text:style-name="T10">;</text:span><text:line-break/><text:span text:style-name="T4">use </text:span><text:span text:style-name="T10">Doctrine\ORM\EntityManagerInterface;</text:span><text:line-break/><text:span text:style-name="T4">use </text:span><text:span text:style-name="T10">Symfony\Component\Form\DataTransformerInterface;</text:span><text:line-break/><text:span text:style-name="T4">use </text:span><text:span text:style-name="T10">Symfony\Component\Form\Exception\TransformationFailedException;</text:span><text:line-break/><text:line-break/><text:span text:style-name="T4">class </text:span><text:span text:style-name="T44">CodeToOrdreTransformer</text:span><text:span text:style-name="T10"> </text:span><text:span text:style-name="T4">implements </text:span><text:span text:style-name="T10">DataTransformerInterface</text:span><text:line-break/><text:span text:style-name="T10">{</text:span><text:line-break/><text:span text:style-name="T10"> <text:s text:c="3"/></text:span><text:span text:style-name="T4">private </text:span><text:span text:style-name="T47">$entityManager</text:span><text:span text:style-name="T10">;</text:span><text:line-break/><text:line-break/><text:span text:style-name="T10"> <text:s text:c="3"/></text:span><text:span text:style-name="T4">public function </text:span><text:span text:style-name="T10">__construct(EntityManagerInterface </text:span><text:span text:style-name="T23">$entityManager</text:span><text:span text:style-name="T10">)</text:span><text:line-break/><text:span text:style-name="T10"> <text:s text:c="3"/>{</text:span><text:line-break/><text:span text:style-name="T10"> <text:s text:c="7"/></text:span><text:span text:style-name="T23">$this</text:span><text:span text:style-name="T10">-&gt;</text:span><text:span text:style-name="T47">entityManager </text:span><text:span text:style-name="T10">= </text:span><text:span text:style-name="T23">$entityManager</text:span><text:span text:style-name="T10">;</text:span><text:line-break/><text:span text:style-name="T10"> <text:s text:c="3"/>}</text:span><text:line-break/><text:line-break/><text:span text:style-name="T31"> <text:s text:c="3"/></text:span><text:span text:style-name="T4">public function </text:span><text:span text:style-name="T10">transform(</text:span><text:span text:style-name="T23">$</text:span><text:span text:style-name="T25">ordre</text:span><text:span text:style-name="T10">)</text:span><text:line-break/><text:span text:style-name="T10"> <text:s text:c="3"/>{</text:span><text:line-break/><text:span text:style-name="T10"> <text:s text:c="7"/></text:span><text:span text:style-name="T4">if </text:span><text:span text:style-name="T10">(</text:span><text:span text:style-name="T4">null </text:span><text:span text:style-name="T10">=== </text:span><text:span text:style-name="T23">$</text:span><text:span text:style-name="T25">ordre</text:span><text:span text:style-name="T10">) {</text:span><text:line-break/><text:span text:style-name="T10"> <text:s text:c="11"/></text:span><text:span text:style-name="T4">return </text:span><text:span text:style-name="T27">''</text:span><text:span text:style-name="T10">;</text:span><text:line-break/><text:span text:style-name="T10"> <text:s text:c="7"/>}</text:span><text:line-break/><text:line-break/><text:span text:style-name="T10"> <text:s text:c="7"/></text:span><text:span text:style-name="T4">return </text:span><text:span text:style-name="T23">$issue</text:span><text:span text:style-name="T10">-&gt;getId();</text:span><text:line-break/><text:span text:style-name="T10"> <text:s text:c="3"/>}</text:span><text:line-break/><text:line-break/><text:span text:style-name="T31"> <text:s text:c="3"/></text:span><text:span text:style-name="T4">public function </text:span><text:span text:style-name="T10">reverseTransform(</text:span><text:span text:style-name="T23">$</text:span><text:span text:style-name="T25">codeOrdre</text:span><text:span text:style-name="T10">)</text:span><text:line-break/><text:span text:style-name="T10"> <text:s text:c="3"/>{</text:span><text:line-break/><text:span text:style-name="T10"> <text:s text:c="5"/></text:span><text:line-break/><text:span text:style-name="T31"> <text:s text:c="7"/></text:span><text:span text:style-name="T4">if </text:span><text:span text:style-name="T10">(!</text:span><text:span text:style-name="T23">$</text:span><text:span text:style-name="T25">codeOrdre</text:span><text:span text:style-name="T10">) {</text:span><text:line-break/><text:span text:style-name="T10"> <text:s text:c="11"/></text:span><text:span text:style-name="T4">return</text:span><text:span text:style-name="T10">;</text:span><text:line-break/><text:span text:style-name="T10"> <text:s text:c="7"/>}</text:span><text:line-break/><text:line-break/><text:span text:style-name="T10"> <text:s text:c="7"/></text:span><text:span text:style-name="T23">$</text:span><text:span text:style-name="T25">ordre</text:span><text:span text:style-name="T10">= </text:span><text:span text:style-name="T23">$this</text:span><text:span text:style-name="T10">-&gt;</text:span><text:span text:style-name="T47">entityManager</text:span><text:line-break/><text:span text:style-name="T47"> <text:s text:c="11"/></text:span><text:span text:style-name="T10">-&gt;getRepository(</text:span><text:span text:style-name="T12">Ordre</text:span><text:span text:style-name="T10">::</text:span><text:span text:style-name="T4">class</text:span><text:span text:style-name="T10">)-&gt;find(</text:span><text:span text:style-name="T23">$</text:span><text:span text:style-name="T25">codeOrdre</text:span><text:span text:style-name="T10">);</text:span><text:line-break/><text:line-break/><text:soft-page-break/><text:span text:style-name="T10"> <text:s text:c="7"/></text:span><text:span text:style-name="T4">if </text:span><text:span text:style-name="T10">(</text:span><text:span text:style-name="T4">null </text:span><text:span text:style-name="T10">=== </text:span><text:span text:style-name="T23">$</text:span><text:span text:style-name="T25">ordre</text:span><text:span text:style-name="T10">) {</text:span><text:line-break/><text:span text:style-name="T10"> <text:s text:c="9"/></text:span><text:line-break/><text:span text:style-name="T31"> <text:s text:c="11"/></text:span><text:span text:style-name="T4">throw new </text:span><text:span text:style-name="T10">TransformationFailedException(</text:span><text:span text:style-name="T17">sprintf</text:span><text:span text:style-name="T10">(</text:span><text:line-break/><text:span text:style-name="T10"> <text:s text:c="15"/></text:span><text:span text:style-name="T27">'</text:span><text:span text:style-name="T42">'la ordre "%s" no existeix', $codeOrdre</text:span><text:line-break/><text:span text:style-name="T23"> <text:s text:c="11"/></text:span><text:span text:style-name="T10">));</text:span><text:line-break/><text:span text:style-name="T10"> <text:s text:c="7"/>}</text:span><text:line-break/><text:line-break/><text:span text:style-name="T10"> <text:s text:c="7"/></text:span><text:span text:style-name="T4">return </text:span><text:span text:style-name="T23">$</text:span><text:span text:style-name="T26">ordre</text:span><text:span text:style-name="T10">;</text:span><text:line-break/><text:span text:style-name="T10"> <text:s text:c="3"/>}</text:span><text:line-break/><text:span text:style-name="T10">}</text:span><text:line-break/></text:p>
      <text:p text:style-name="P33">we add use statements for the trasformer created <text:span text:style-name="T50">in the formtype and set as variable</text:span></text:p>
      <text:p text:style-name="P7"><text:span text:style-name="T6">use </text:span><text:span text:style-name="T40">App\Transformers\CodeToOrdreTransformer;</text:span></text:p>
      <text:p text:style-name="P9"><text:span text:style-name="T10"/></text:p>
      <text:p text:style-name="P10"><text:span text:style-name="T7">private </text:span><text:span text:style-name="T45">$transformer</text:span><text:span text:style-name="T13">;<text:line-break/><text:line-break/> <text:s text:c="3"/></text:span><text:span text:style-name="T7">public function </text:span><text:span text:style-name="T13">__construct(</text:span><text:span text:style-name="T43">CodeToOrdreTransformer $transformer</text:span><text:span text:style-name="T13">)<text:line-break/> <text:s text:c="3"/>{<text:line-break/> <text:s text:c="7"/></text:span><text:span text:style-name="T41">$this-&gt;transformer = $transformer;</text:span></text:p>
      <text:p text:style-name="P10"><text:span text:style-name="T13"><text:line-break/> <text:s text:c="3"/>}</text:span></text:p>
      <text:p text:style-name="P9"/>
      <text:p text:style-name="P32"><text:span text:style-name="T46">we change the type of input to a textype.<text:line-break/><text:line-break/><text:line-break/></text:span><text:span text:style-name="T5">public function </text:span><text:span text:style-name="T11">buildForm(FormBuilderInterface </text:span><text:span text:style-name="T24">$builder</text:span><text:span text:style-name="T11">, </text:span><text:span text:style-name="T5">array </text:span><text:span text:style-name="T24">$options</text:span><text:span text:style-name="T11">)</text:span><text:span text:style-name="T46"><text:line-break/></text:span><text:span text:style-name="T11">{</text:span><text:span text:style-name="T46"><text:line-break/></text:span><text:span text:style-name="T11"> <text:s text:c="3"/></text:span><text:span text:style-name="T24">$builder</text:span><text:span text:style-name="T46"><text:line-break/></text:span><text:span text:style-name="T11"> <text:s text:c="7"/>→add('ordre</text:span><text:span text:style-name="T14">'</text:span><text:span text:style-name="ins"><text:span text:style-name="T38">, TextType::class</text:span></text:span><text:span text:style-name="T14">)</text:span><text:span text:style-name="T46"><text:line-break/></text:span><text:span text:style-name="T11"> <text:s text:c="3"/>;</text:span><text:span text:style-name="T46"><text:line-break/></text:span><text:span text:style-name="T11">}</text:span></text:p>
      <text:p text:style-name="P31"><text:span text:style-name="Source_20_Text"><text:span text:style-name="T20"/></text:span></text:p>
      <text:p text:style-name="P31"><text:span text:style-name="Source_20_Text"><text:span text:style-name="T20">a</text:span></text:span><text:span text:style-name="Source_20_Text"><text:span text:style-name="T21">nd we set a new option to the builder</text:span></text:span></text:p>
      <text:p text:style-name="P31"/>
      <text:p text:style-name="P30"><text:span text:style-name="T24">$builder</text:span><text:span text:style-name="T46"><text:line-break/></text:span><text:span text:style-name="T11"> <text:s text:c="7"/>→add('ordre</text:span><text:span text:style-name="T14">')</text:span><text:span text:style-name="T39">-&gt;addModelTransformer($this-&gt;transformer);</text:span></text:p>
      <text:p text:style-name="P24"/>
      <text:p text:style-name="P34">And that’s it, now the user has to enter the code of the order in a input field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Liberation Mono', Courier, monospace"/>
    <style:font-face style:name="Droid Sans Mono" svg:font-family="'Droid Sans Mono', Consolas, Menlo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1bca9d" officeooo:paragraph-rsid="001bca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Index" style:page-layout-name="Mpm2"/>
    <style:master-page style:name="First_20_Page" style:display-name="First Page" style:page-layout-name="Mpm1" style:next-style-name="Standard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08:21:24.180625492</meta:creation-date>
    <dc:date>2019-07-12T11:37:06.106545719</dc:date>
    <meta:editing-duration>PT55M7S</meta:editing-duration>
    <meta:editing-cycles>19</meta:editing-cycles>
    <meta:generator>LibreOffice/6.1.6.3$Linux_X86_64 LibreOffice_project/10$Build-3</meta:generator>
    <meta:document-statistic meta:table-count="0" meta:image-count="0" meta:object-count="0" meta:page-count="10" meta:paragraph-count="61" meta:word-count="1237" meta:character-count="11517" meta:non-whitespace-character-count="8611"/>
  </office:meta>
</office:document-meta>
</file>